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ComponentInfoInitializer.setHint( String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Initializer.set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Initializer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Initializer.setData( Map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Initializer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ipelineComponentInfoInitializer.setInfo( PipelineComponen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Initializer.setComponentNam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